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8300000199A4D69C29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fr1" style:family="graphic" style:parent-style-name="Graphics">
      <style:graphic-properties style:run-through="foreground" style:vertical-pos="from-top" style:vertical-rel="page" style:horizontal-pos="from-left" style:horizontal-rel="page" fo:background-color="#ffffff" style:background-transparency="0%" fo:padding="0in" fo:border="none" style:mirror="none" fo:clip="rect(0.6299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-0.2in" svg:y="0in" svg:width="6.698in" svg:height="4.2709in" draw:z-index="0">
        <draw:image xlink:href="Pictures/100002010000028300000199A4D69C29.png" xlink:type="simple" xlink:show="embed" xlink:actuate="onLoad"/>
      </draw:fram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5in" fo:page-height="4.3in" style:num-format="1" style:print-orientation="portrait" fo:margin-top="0in" fo:margin-bottom="0in" fo:margin-left="0in" fo:margin-right="0in" fo:border="none" fo:padding="0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dc:creator>Jeremy Hansen</dc:creator>
    <meta:editing-cycles>3</meta:editing-cycles>
    <dc:date>2013-11-12T15:07:18.10</dc:date>
    <meta:editing-duration>PT3M13S</meta:editing-duration>
    <meta:document-statistic meta:table-count="0" meta:image-count="1" meta:object-count="0" meta:page-count="1" meta:paragraph-count="0" meta:word-count="0" meta:character-count="0"/>
  </office:meta>
</office:document-meta>
</file>